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4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ear_regression.c" table:style-name="ta1">
        <table:shapes>
          <draw:frame draw:z-index="0" draw:style-name="gr1" draw:text-style-name="P1" svg:width="453.51pt" svg:height="255.09pt" svg:x="367.74pt" svg:y="194.83pt">
            <loext:p draw:notify-on-update-of-ranges="'linear_regression.c'.F16:'linear_regression.c'.F16 'linear_regression.c'.F17:'linear_regression.c'.F40 'linear_regression.c'.I16:'linear_regression.c'.I16 'linear_regression.c'.I17:'linear_regression.c'.I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Linear Regress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33.086" calcext:value-type="float">
            <text:p>33.0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-0.235" calcext:value-type="float">
            <text:p>-0.23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0 (reg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7]+[.$H$6]*[.C17]" office:value-type="float" office:value="27.21" calcext:value-type="float">
            <text:p>27.2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8]+[.$H$6]*[.C18]" office:value-type="float" office:value="27.209" calcext:value-type="float">
            <text:p>27.20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9]+[.$H$6]*[.C19]" office:value-type="float" office:value="27.443" calcext:value-type="float">
            <text:p>27.44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0]+[.$H$6]*[.C20]" office:value-type="float" office:value="27.207" calcext:value-type="float">
            <text:p>27.20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1]+[.$H$6]*[.C21]" office:value-type="float" office:value="26.971" calcext:value-type="float">
            <text:p>26.97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2]+[.$H$6]*[.C22]" office:value-type="float" office:value="26.735" calcext:value-type="float">
            <text:p>26.7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3]+[.$H$6]*[.C23]" office:value-type="float" office:value="26.734" calcext:value-type="float">
            <text:p>26.73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4]+[.$H$6]*[.C24]" office:value-type="float" office:value="26.498" calcext:value-type="float">
            <text:p>26.49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5]+[.$H$6]*[.C25]" office:value-type="float" office:value="26.262" calcext:value-type="float">
            <text:p>26.26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6]+[.$H$6]*[.C26]" office:value-type="float" office:value="26.026" calcext:value-type="float">
            <text:p>26.02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7]+[.$H$6]*[.C27]" office:value-type="float" office:value="25.79" calcext:value-type="float">
            <text:p>25.7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8]+[.$H$6]*[.C28]" office:value-type="float" office:value="25.554" calcext:value-type="float">
            <text:p>25.55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9]+[.$H$6]*[.C29]" office:value-type="float" office:value="25.318" calcext:value-type="float">
            <text:p>25.31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0]+[.$H$6]*[.C30]" office:value-type="float" office:value="25.552" calcext:value-type="float">
            <text:p>25.55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1]+[.$H$6]*[.C31]" office:value-type="float" office:value="25.316" calcext:value-type="float">
            <text:p>25.3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2]+[.$H$6]*[.C32]" office:value-type="float" office:value="25.55" calcext:value-type="float">
            <text:p>25.55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3]+[.$H$6]*[.C33]" office:value-type="float" office:value="25.784" calcext:value-type="float">
            <text:p>25.78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4]+[.$H$6]*[.C34]" office:value-type="float" office:value="26.018" calcext:value-type="float">
            <text:p>26.0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5]+[.$H$6]*[.C35]" office:value-type="float" office:value="26.017" calcext:value-type="float">
            <text:p>26.01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6]+[.$H$6]*[.C36]" office:value-type="float" office:value="26.251" calcext:value-type="float">
            <text:p>26.25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7]+[.$H$6]*[.C37]" office:value-type="float" office:value="26.25" calcext:value-type="float">
            <text:p>26.2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8]+[.$H$6]*[.C38]" office:value-type="float" office:value="26.719" calcext:value-type="float">
            <text:p>26.71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9]+[.$H$6]*[.C39]" office:value-type="float" office:value="26.718" calcext:value-type="float">
            <text:p>26.718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40]+[.$H$6]*[.C40]" office:value-type="float" office:value="26.952" calcext:value-type="float">
            <text:p>26.952</text:p>
          </table:table-cell>
          <table:table-cell/>
        </table:table-row>
      </table:table>
      <table:table table:name="logistic_regression.c" table:style-name="ta1">
        <table:shapes>
          <draw:frame draw:z-index="0" draw:style-name="gr1" draw:text-style-name="P1" svg:width="453.51pt" svg:height="255.09pt" svg:x="367.74pt" svg:y="194.83pt">
            <loext:p draw:notify-on-update-of-ranges="'logistic_regression.c'.G16:'logistic_regression.c'.G16 'logistic_regression.c'.G17:'logistic_regression.c'.G40 'logistic_regression.c'.I16:'logistic_regression.c'.I16 'logistic_regression.c'.I17:'logistic_regression.c'.I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-10.075" calcext:value-type="float">
            <text:p>-10.0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.528" calcext:value-type="float">
            <text:p>9.528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1 (reg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7]+[.$H$6]*[.C17]+[.$H$7]*[.D17])))" office:value-type="float" office:value="0.0255061154120434" calcext:value-type="float">
            <text:p>0.025506115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8]+[.$H$6]*[.C18]+[.$H$7]*[.D18])))" office:value-type="float" office:value="0.0263136862090939" calcext:value-type="float">
            <text:p>0.026313686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9]+[.$H$6]*[.C19]+[.$H$7]*[.D19])))" office:value-type="float" office:value="0.0211445870876827" calcext:value-type="float">
            <text:p>0.021144587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0]+[.$H$6]*[.C20]+[.$H$7]*[.D20])))" office:value-type="float" office:value="0.0280041179193235" calcext:value-type="float">
            <text:p>0.028004117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1]+[.$H$6]*[.C21]+[.$H$7]*[.D21])))" office:value-type="float" office:value="0.0370048282732524" calcext:value-type="float">
            <text:p>0.037004828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2]+[.$H$6]*[.C22]+[.$H$7]*[.D22])))" office:value-type="float" office:value="0.0487533256271394" calcext:value-type="float">
            <text:p>0.048753325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3]+[.$H$6]*[.C23]+[.$H$7]*[.D23])))" office:value-type="float" office:value="0.0502589847476461" calcext:value-type="float">
            <text:p>0.050258984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4]+[.$H$6]*[.C24]+[.$H$7]*[.D24])))" office:value-type="float" office:value="0.998969829237609" calcext:value-type="float">
            <text:p>0.998969829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5]+[.$H$6]*[.C25]+[.$H$7]*[.D25])))" office:value-type="float" office:value="0.999227418366412" calcext:value-type="float">
            <text:p>0.999227418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6]+[.$H$6]*[.C26]+[.$H$7]*[.D26])))" office:value-type="float" office:value="0.999420635956049" calcext:value-type="float">
            <text:p>0.99942063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7]+[.$H$6]*[.C27]+[.$H$7]*[.D27])))" office:value-type="float" office:value="0.999565552106041" calcext:value-type="float">
            <text:p>0.99956555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8]+[.$H$6]*[.C28]+[.$H$7]*[.D28])))" office:value-type="float" office:value="0.99967423223926" calcext:value-type="float">
            <text:p>0.99967423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9]+[.$H$6]*[.C29]+[.$H$7]*[.D29])))" office:value-type="float" office:value="0.99975573193237" calcext:value-type="float">
            <text:p>0.999755731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0]+[.$H$6]*[.C30]+[.$H$7]*[.D30])))" office:value-type="float" office:value="0.999694422040295" calcext:value-type="float">
            <text:p>0.9996944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1]+[.$H$6]*[.C31]+[.$H$7]*[.D31])))" office:value-type="float" office:value="0.999770871861559" calcext:value-type="float">
            <text:p>0.9997708719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2]+[.$H$6]*[.C32]+[.$H$7]*[.D32])))" office:value-type="float" office:value="0.999713360915872" calcext:value-type="float">
            <text:p>0.9997133609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3]+[.$H$6]*[.C33]+[.$H$7]*[.D33])))" office:value-type="float" office:value="0.999641419954659" calcext:value-type="float">
            <text:p>0.9996414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4]+[.$H$6]*[.C34]+[.$H$7]*[.D34])))" office:value-type="float" office:value="0.999551431281347" calcext:value-type="float">
            <text:p>0.999551431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5]+[.$H$6]*[.C35]+[.$H$7]*[.D35])))" office:value-type="float" office:value="0.143440926226568" calcext:value-type="float">
            <text:p>0.143440926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6]+[.$H$6]*[.C36]+[.$H$7]*[.D36])))" office:value-type="float" office:value="0.118052821682835" calcext:value-type="float">
            <text:p>0.118052821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7]+[.$H$6]*[.C37]+[.$H$7]*[.D37])))" office:value-type="float" office:value="0.121425478843234" calcext:value-type="float">
            <text:p>0.121425478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8]+[.$H$6]*[.C38]+[.$H$7]*[.D38])))" office:value-type="float" office:value="0.0787828827471844" calcext:value-type="float">
            <text:p>0.0787828827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9]+[.$H$6]*[.C39]+[.$H$7]*[.D39])))" office:value-type="float" office:value="0.0811368473288379" calcext:value-type="float">
            <text:p>0.081136847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40]+[.$H$6]*[.C40]+[.$H$7]*[.D40])))" office:value-type="float" office:value="0.0659274017746614" calcext:value-type="float">
            <text:p>0.0659274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37:46.356063217</meta:creation-date>
    <dc:date>2018-03-19T15:18:31.286750237</dc:date>
    <meta:editing-duration>PT3H8M34S</meta:editing-duration>
    <meta:editing-cycles>10</meta:editing-cycles>
    <meta:generator>LibreOffice/5.1.6.2$Linux_X86_64 LibreOffice_project/10m0$Build-2</meta:generator>
    <meta:document-statistic meta:table-count="2" meta:cell-count="31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'logistic_regression.c'.G16:'logistic_regression.c'.G40 'logistic_regression.c'.I16:'logistic_regression.c'.I40" chart:data-source-has-labels="row" svg:x="0.32cm" svg:y="0.18cm" svg:width="13.441cm" svg:height="8.64cm">
          <chartooo:coordinate-region svg:x="1.047cm" svg:y="0.38cm" svg:width="12.71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istic_regression.c'.G17:'logistic_regression.c'.G40" chart:label-cell-address="'logistic_regression.c'.G16:'logistic_regression.c'.G16" chart:class="chart:bar">
            <chart:data-point chart:repeated="24"/>
          </chart:series>
          <chart:series chart:style-name="ch8" chart:values-cell-range-address="'logistic_regression.c'.I17:'logistic_regression.c'.I40" chart:label-cell-address="'logistic_regression.c'.I16:'logistic_regression.c'.I16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1</text:p>
                <draw:g>
                  <svg:desc>'logistic_regression.c'.G16:'logistic_regression.c'.G16</svg:desc>
                </draw:g>
              </table:table-cell>
              <table:table-cell office:value-type="string">
                <text:p>y1 (reg)</text:p>
                <draw:g>
                  <svg:desc>'logistic_regression.c'.I16:'logistic_regression.c'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istic_regression.c'.G17:'logistic_regression.c'.G40</svg:desc>
                </draw:g>
              </table:table-cell>
              <table:table-cell office:value-type="float" office:value="0.0255061154120434">
                <text:p>0.0255061154120434</text:p>
                <draw:g>
                  <svg:desc>'logistic_regression.c'.I17:'logistic_regression.c'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63136862090939">
                <text:p>0.026313686209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211445870876827">
                <text:p>0.0211445870876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0041179193235">
                <text:p>0.028004117919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370048282732524">
                <text:p>0.037004828273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487533256271394">
                <text:p>0.048753325627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502589847476461">
                <text:p>0.0502589847476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8969829237609">
                <text:p>0.998969829237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9227418366412">
                <text:p>0.999227418366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9420635956049">
                <text:p>0.999420635956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99565552106041">
                <text:p>0.99956555210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99967423223926">
                <text:p>0.99967423223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99975573193237">
                <text:p>0.9997557319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9694422040295">
                <text:p>0.999694422040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99770871861559">
                <text:p>0.999770871861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9713360915872">
                <text:p>0.999713360915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99641419954659">
                <text:p>0.999641419954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99551431281347">
                <text:p>0.999551431281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143440926226568">
                <text:p>0.14344092622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18052821682835">
                <text:p>0.118052821682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121425478843234">
                <text:p>0.121425478843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787828827471844">
                <text:p>0.0787828827471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811368473288379">
                <text:p>0.0811368473288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659274017746614">
                <text:p>0.0659274017746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'linear_regression.c'.F16:'linear_regression.c'.F40 'linear_regression.c'.I16:'linear_regression.c'.I40" chart:data-source-has-labels="row" svg:x="0.32cm" svg:y="0.18cm" svg:width="13.441cm" svg:height="8.64cm">
          <chartooo:coordinate-region svg:x="1.232cm" svg:y="0.379cm" svg:width="12.5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near_regression.c'.F17:'linear_regression.c'.F40" chart:label-cell-address="'linear_regression.c'.F16:'linear_regression.c'.F16" chart:class="chart:bar">
            <chart:data-point chart:repeated="24"/>
          </chart:series>
          <chart:series chart:style-name="ch8" chart:values-cell-range-address="'linear_regression.c'.I17:'linear_regression.c'.I40" chart:label-cell-address="'linear_regression.c'.I16:'linear_regression.c'.I16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0</text:p>
                <draw:g>
                  <svg:desc>'linear_regression.c'.F16:'linear_regression.c'.F16</svg:desc>
                </draw:g>
              </table:table-cell>
              <table:table-cell office:value-type="string">
                <text:p>y0 (reg)</text:p>
                <draw:g>
                  <svg:desc>'linear_regression.c'.I16:'linear_regression.c'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linear_regression.c'.F17:'linear_regression.c'.F40</svg:desc>
                </draw:g>
              </table:table-cell>
              <table:table-cell office:value-type="float" office:value="27.21">
                <text:p>27.21</text:p>
                <draw:g>
                  <svg:desc>'linear_regression.c'.I17:'linear_regression.c'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.209">
                <text:p>27.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443">
                <text:p>27.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7.207">
                <text:p>27.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6.971">
                <text:p>26.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6.735">
                <text:p>26.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6.734">
                <text:p>26.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6.498">
                <text:p>26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6.262">
                <text:p>26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6.026">
                <text:p>26.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.554">
                <text:p>25.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5.318">
                <text:p>25.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5.552">
                <text:p>25.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.316">
                <text:p>25.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.784">
                <text:p>25.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6.018">
                <text:p>26.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.017">
                <text:p>26.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6.251">
                <text:p>26.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6.719">
                <text:p>26.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6.718">
                <text:p>26.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.952">
                <text:p>26.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